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3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row table:style-name="ro1">
          <table:table-cell office:value-type="string" calcext:value-type="string">
            <text:p>Comunidad Autónoma</text:p>
          </table:table-cell>
          <table:table-cell table:style-name="Default" office:value-type="string" calcext:value-type="string">
            <text:p>Superficie (km²)</text:p>
          </table:table-cell>
          <table:table-cell table:style-name="Default" office:value-type="string" calcext:value-type="string">
            <text:p>Población (hab)</text:p>
          </table:table-cell>
          <table:table-cell table:style-name="Default" office:value-type="string" calcext:value-type="string">
            <text:p>Densidad (hab/km²)</text:p>
          </table:table-cell>
        </table:table-row>
        <table:table-row table:style-name="ro1">
          <table:table-cell office:value-type="string" calcext:value-type="string">
            <text:p>Andalucía</text:p>
          </table:table-cell>
          <table:table-cell office:value-type="float" office:value="87268" calcext:value-type="float">
            <text:p>87.268</text:p>
          </table:table-cell>
          <table:table-cell office:value-type="float" office:value="6457130" calcext:value-type="float">
            <text:p>6.457.130</text:p>
          </table:table-cell>
          <table:table-cell table:formula="of:=[.C2]/[.B2]" office:value-type="float" office:value="73.9919558142733" calcext:value-type="float">
            <text:p>73,99</text:p>
          </table:table-cell>
        </table:table-row>
        <table:table-row table:style-name="ro1">
          <table:table-cell office:value-type="string" calcext:value-type="string">
            <text:p>Baleares</text:p>
          </table:table-cell>
          <table:table-cell office:value-type="float" office:value="5014" calcext:value-type="float">
            <text:p>5.014</text:p>
          </table:table-cell>
          <table:table-cell office:value-type="float" office:value="656562" calcext:value-type="float">
            <text:p>656.562</text:p>
          </table:table-cell>
          <table:table-cell table:formula="of:=[.C3]/[.B3]" office:value-type="float" office:value="130.945751894695" calcext:value-type="float">
            <text:p>130,95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7995" calcext:value-type="float">
            <text:p>7.995</text:p>
          </table:table-cell>
          <table:table-cell office:value-type="float" office:value="4697973" calcext:value-type="float">
            <text:p>4.697.973</text:p>
          </table:table-cell>
          <table:table-cell table:formula="of:=[.C4]/[.B4]" office:value-type="float" office:value="587.613883677298" calcext:value-type="float">
            <text:p>587,61</text:p>
          </table:table-cell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10421" calcext:value-type="float">
            <text:p>10.421</text:p>
          </table:table-cell>
          <table:table-cell office:value-type="float" office:value="509763" calcext:value-type="float">
            <text:p>509.763</text:p>
          </table:table-cell>
          <table:table-cell table:formula="of:=[.C5]/[.B5]" office:value-type="float" office:value="48.9168985701948" calcext:value-type="float">
            <text:p>48,92</text:p>
          </table:table-cell>
        </table:table-row>
        <table:table-row table:style-name="ro1">
          <table:table-cell office:value-type="string" calcext:value-type="string">
            <text:p>La Rioja</text:p>
          </table:table-cell>
          <table:table-cell office:value-type="float" office:value="5034" calcext:value-type="float">
            <text:p>5.034</text:p>
          </table:table-cell>
          <table:table-cell office:value-type="float" office:value="254625" calcext:value-type="float">
            <text:p>254.625</text:p>
          </table:table-cell>
          <table:table-cell table:formula="of:=[.C6]/[.B6]" office:value-type="float" office:value="50.5810488676996" calcext:value-type="float">
            <text:p>50,58</text:p>
          </table:table-cell>
        </table:table-row>
        <table:table-row table:style-name="ro1">
          <table:table-cell office:value-type="string" calcext:value-type="string">
            <text:p>Galicia</text:p>
          </table:table-cell>
          <table:table-cell office:value-type="float" office:value="29434" calcext:value-type="float">
            <text:p>29.434</text:p>
          </table:table-cell>
          <table:table-cell office:value-type="float" office:value="2813986" calcext:value-type="float">
            <text:p>2.813.986</text:p>
          </table:table-cell>
          <table:table-cell table:formula="of:=[.C7]/[.B7]" office:value-type="float" office:value="95.6032479445539" calcext:value-type="float">
            <text:p>95,60</text:p>
          </table:table-cell>
        </table:table-row>
        <table:table-row table:style-name="ro1">
          <table:table-cell office:value-type="string" calcext:value-type="string">
            <text:p>Asturias</text:p>
          </table:table-cell>
          <table:table-cell office:value-type="float" office:value="10565" calcext:value-type="float">
            <text:p>10.565</text:p>
          </table:table-cell>
          <table:table-cell office:value-type="float" office:value="1130374" calcext:value-type="float">
            <text:p>1.130.374</text:p>
          </table:table-cell>
          <table:table-cell table:formula="of:=[.C8]/[.B8]" office:value-type="float" office:value="106.99233317558" calcext:value-type="float">
            <text:p>106,99</text:p>
          </table:table-cell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5289" calcext:value-type="float">
            <text:p>5.289</text:p>
          </table:table-cell>
          <table:table-cell office:value-type="float" office:value="513896" calcext:value-type="float">
            <text:p>513.896</text:p>
          </table:table-cell>
          <table:table-cell table:formula="of:=[.C9]/[.B9]" office:value-type="float" office:value="97.1631688409907" calcext:value-type="float">
            <text:p>97,16</text:p>
          </table:table-cell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7261" calcext:value-type="float">
            <text:p>7.261</text:p>
          </table:table-cell>
          <table:table-cell office:value-type="float" office:value="2145851" calcext:value-type="float">
            <text:p>2.145.851</text:p>
          </table:table-cell>
          <table:table-cell table:formula="of:=[.C10]/[.B10]" office:value-type="float" office:value="295.531056328329" calcext:value-type="float">
            <text:p>295,53</text:p>
          </table:table-cell>
        </table:table-row>
        <table:table-row table:style-name="ro1">
          <table:table-cell office:value-type="string" calcext:value-type="string">
            <text:p>Aragón</text:p>
          </table:table-cell>
          <table:table-cell office:value-type="float" office:value="47669" calcext:value-type="float">
            <text:p>47.669</text:p>
          </table:table-cell>
          <table:table-cell office:value-type="float" office:value="1197566" calcext:value-type="float">
            <text:p>1.197.566</text:p>
          </table:table-cell>
          <table:table-cell table:formula="of:=[.C11]/[.B11]" office:value-type="float" office:value="25.1225324634458" calcext:value-type="float">
            <text:p>25,12</text:p>
          </table:table-cell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31930" calcext:value-type="float">
            <text:p>31.930</text:p>
          </table:table-cell>
          <table:table-cell office:value-type="float" office:value="5962612" calcext:value-type="float">
            <text:p>5.962.612</text:p>
          </table:table-cell>
          <table:table-cell table:formula="of:=[.C12]/[.B12]" office:value-type="float" office:value="186.740119010335" calcext:value-type="float">
            <text:p>186,74</text:p>
          </table:table-cell>
        </table:table-row>
        <table:table-row table:style-name="ro1">
          <table:table-cell office:value-type="string" calcext:value-type="string">
            <text:p>Comunidad Valenciana</text:p>
          </table:table-cell>
          <table:table-cell office:value-type="float" office:value="23305" calcext:value-type="float">
            <text:p>23.305</text:p>
          </table:table-cell>
          <table:table-cell office:value-type="float" office:value="3652896" calcext:value-type="float">
            <text:p>3.652.896</text:p>
          </table:table-cell>
          <table:table-cell table:formula="of:=[.C13]/[.B13]" office:value-type="float" office:value="156.74301652006" calcext:value-type="float">
            <text:p>156,74</text:p>
          </table:table-cell>
        </table:table-row>
        <table:table-row table:style-name="ro1">
          <table:table-cell office:value-type="string" calcext:value-type="string">
            <text:p>Murcia</text:p>
          </table:table-cell>
          <table:table-cell office:value-type="float" office:value="11317" calcext:value-type="float">
            <text:p>11.317</text:p>
          </table:table-cell>
          <table:table-cell office:value-type="float" office:value="957797" calcext:value-type="float">
            <text:p>957.797</text:p>
          </table:table-cell>
          <table:table-cell table:formula="of:=[.C14]/[.B14]" office:value-type="float" office:value="84.6334717681364" calcext:value-type="float">
            <text:p>84,63</text:p>
          </table:table-cell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7273" calcext:value-type="float">
            <text:p>7.273</text:p>
          </table:table-cell>
          <table:table-cell office:value-type="float" office:value="1371375" calcext:value-type="float">
            <text:p>1.371.375</text:p>
          </table:table-cell>
          <table:table-cell table:formula="of:=[.C15]/[.B15]" office:value-type="float" office:value="188.556991612815" calcext:value-type="float">
            <text:p>188,56</text:p>
          </table:table-cell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41302" calcext:value-type="float">
            <text:p>41.302</text:p>
          </table:table-cell>
          <table:table-cell office:value-type="float" office:value="1066047" calcext:value-type="float">
            <text:p>1.066.047</text:p>
          </table:table-cell>
          <table:table-cell table:formula="of:=[.C16]/[.B16]" office:value-type="float" office:value="25.811026100431" calcext:value-type="float">
            <text:p>25,81</text:p>
          </table:table-cell>
        </table:table-row>
        <table:table-row table:style-name="ro1">
          <table:table-cell office:value-type="string" calcext:value-type="string">
            <text:p>Castilla León</text:p>
          </table:table-cell>
          <table:table-cell office:value-type="float" office:value="94147" calcext:value-type="float">
            <text:p>94.147</text:p>
          </table:table-cell>
          <table:table-cell office:value-type="float" office:value="2585270" calcext:value-type="float">
            <text:p>2.585.270</text:p>
          </table:table-cell>
          <table:table-cell table:formula="of:=[.C17]/[.B17]" office:value-type="float" office:value="27.4599296844297" calcext:value-type="float">
            <text:p>27,46</text:p>
          </table:table-cell>
        </table:table-row>
        <table:table-row table:style-name="ro1">
          <table:table-cell office:value-type="string" calcext:value-type="string">
            <text:p>Castilla La Mancha</text:p>
          </table:table-cell>
          <table:table-cell office:value-type="float" office:value="79226" calcext:value-type="float">
            <text:p>79.226</text:p>
          </table:table-cell>
          <table:table-cell office:value-type="float" office:value="1650425" calcext:value-type="float">
            <text:p>1.650.425</text:p>
          </table:table-cell>
          <table:table-cell table:formula="of:=[.C18]/[.B18]" office:value-type="float" office:value="20.8318607527832" calcext:value-type="float">
            <text:p>20,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9:21:11.523000000</meta:creation-date>
    <dc:date>2024-07-16T19:36:41.234000000</dc:date>
    <meta:editing-duration>PT3M48S</meta:editing-duration>
    <meta:editing-cycles>1</meta:editing-cycles>
    <meta:document-statistic meta:table-count="1" meta:cell-count="72" meta:object-count="0"/>
    <meta:generator>LibreOffice/24.2.5.2$Windows_X86_64 LibreOffice_project/bffef4ea93e59bebbeaf7f431bb02b1a39ee8a59</meta:generator>
  </office:meta>
</office:document-meta>
</file>